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E09343E170C27D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193in" svg:height="5.1362in" draw:z-index="0"><draw:image xlink:href="Pictures/1000020100000780000004B0E09343E170C27D5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2:53:47.010043035</meta:creation-date>
    <dc:date>2019-03-19T12:54:15.698771171</dc:date>
    <meta:editing-duration>PT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